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32551"/>
    </style:style>
    <style:style style:name="P2" style:family="paragraph" style:parent-style-name="Standard" style:list-style-name="L1">
      <style:text-properties officeooo:rsid="003c1f8a" officeooo:paragraph-rsid="0004ff26"/>
    </style:style>
    <style:style style:name="P3" style:family="paragraph" style:parent-style-name="Standard" style:list-style-name="L1">
      <style:text-properties officeooo:rsid="000685c9" officeooo:paragraph-rsid="000685c9"/>
    </style:style>
    <style:style style:name="P4" style:family="paragraph" style:parent-style-name="Standard">
      <style:text-properties officeooo:rsid="000a992f" officeooo:paragraph-rsid="00032551"/>
    </style:style>
    <style:style style:name="P5" style:family="paragraph" style:parent-style-name="Standard">
      <style:text-properties officeooo:rsid="0008684a" officeooo:paragraph-rsid="0008684a"/>
    </style:style>
    <style:style style:name="T1" style:family="text">
      <style:text-properties officeooo:rsid="00032551"/>
    </style:style>
    <style:style style:name="T2" style:family="text">
      <style:text-properties officeooo:rsid="00040c7f"/>
    </style:style>
    <style:style style:name="T3" style:family="text">
      <style:text-properties officeooo:rsid="000868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estions <text:span text:style-name="T3">and Answers from Supplementary Study materials</text:span></text:p>
      <text:p text:style-name="P5">(source: berkeley cs61c great ideas in computer architecture)</text:p>
      <text:p text:style-name="P1"/>
      <text:list xml:id="list2089965628" text:style-name="L1">
        <text:list-item>
          <text:p text:style-name="P2">What happens if <text:span text:style-name="T2">an input </text:span>signal is out of range for a logic gate, or circuit? <text:s/><text:span text:style-name="T2">Transition states for gates are they meant to not </text:span>respond? <text:s/><text:span text:style-name="T2">Also is there </text:span>error-detecti<text:span text:style-name="T2">on for these </text:span>out of range signals?</text:p>
          <text:list>
            <text:list-item>
              <text:p text:style-name="P3">(From standpoint of the input signal acting as selector) The input signal is usually not going to drive the signal as much as select which signal to drive. <text:s/>(Further about signal strenght) signal is re-buffered at each point in time that is because the power (1V signal) is actually drawn as the signal and will be always readable unless some larger failure occurs like a short circuit or other power disruption(??)...very bad.</text:p>
            </text:list-item>
            <text:list-item>
              <text:p text:style-name="P3">(From standpoint of the input signal itself) <text:s/>It should be tested to make sure that it does produce desired result or purpose considering many factors, like delay, noise, etc.</text:p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22:34:30.723526817</meta:creation-date>
    <dc:date>2019-11-05T17:15:10.189913525</dc:date>
    <meta:editing-duration>PT8M59S</meta:editing-duration>
    <meta:editing-cycles>6</meta:editing-cycles>
    <meta:generator>LibreOffice/6.0.1.1$Linux_X86_64 LibreOffice_project/60bfb1526849283ce2491346ed2aa51c465abfe6</meta:generator>
    <meta:document-statistic meta:table-count="0" meta:image-count="0" meta:object-count="0" meta:page-count="1" meta:paragraph-count="6" meta:word-count="156" meta:character-count="927" meta:non-whitespace-character-count="776"/>
  </office:meta>
</office:document-meta>
</file>